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SpringComponen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SpringComponent.setResources( Resourc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SpringComponent.setRequests( Object [ ] requ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